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24-08-07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22-09-14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20-09-0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18-09-1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16-10-1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16-08-22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14-04-01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12-06-12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11-07-28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11-06-27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10-06-30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10-05-0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09-04-1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08-08-20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06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02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01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2000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1999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1996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199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448093205301</text:p>
          </table:table-cell>
          <table:table-cell office:value-type="string" calcext:value-type="string">
            <text:p>199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